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65d" officeooo:paragraph-rsid="00068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0922B</text:p>
      <text:p text:style-name="P1"/>
      <text:p text:style-name="P1">class cnnModel(torch.nn.Module):</text:p>
      <text:p text:style-name="P1"><text:s text:c="4"/>'''</text:p>
      <text:p text:style-name="P1"><text:s text:c="4"/>CNN that takes one-hot rep of sequence as input and outputs a one-hot</text:p>
      <text:p text:style-name="P1"><text:s text:c="4"/>rep of the secondary structure prediction. each layer is a 1d conv.</text:p>
      <text:p text:style-name="P1"><text:s text:c="4"/>followed by an activation.</text:p>
      <text:p text:style-name="P1"><text:s text:c="4"/>'''</text:p>
      <text:p text:style-name="P1"/>
      <text:p text:style-name="P1"><text:s text:c="4"/>def __init__(self):</text:p>
      <text:p text:style-name="P1"><text:s text:c="8"/>super(cnnModel, self).__init__()</text:p>
      <text:p text:style-name="P1"/>
      <text:p text:style-name="P1"><text:s text:c="8"/># embedding dimension = ed</text:p>
      <text:p text:style-name="P1"><text:s text:c="8"/>self.ed = 7</text:p>
      <text:p text:style-name="P1"><text:s text:c="8"/></text:p>
      <text:p text:style-name="P1"><text:s text:c="8"/># embedding transformation, input tensor must have dims (*,20), output</text:p>
      <text:p text:style-name="P1"><text:s text:c="8"/># will have (*,5). since CNN uses (*,channels,length), must swap last</text:p>
      <text:p text:style-name="P1"><text:s text:c="8"/># two dims before and after use</text:p>
      <text:p text:style-name="P1"><text:s text:c="8"/>self.embedding = torch.nn.Linear( 20, self.ed, bias=False )</text:p>
      <text:p text:style-name="P1"><text:s text:c="5"/></text:p>
      <text:p text:style-name="P1"><text:s text:c="8"/># input channels = number of AA's +1 for padding. pad so that</text:p>
      <text:p text:style-name="P1"><text:s text:c="8"/># output is same length as input, padding character = 0</text:p>
      <text:p text:style-name="P1"><text:s text:c="8"/># layer parameters = (input chans, output chans, kernel)</text:p>
      <text:p text:style-name="P1"><text:s text:c="8"/>self.layer1 = torch.nn.Conv1d(in_channels=self.ed,</text:p>
      <text:p text:style-name="P1"><text:s text:c="38"/>out_channels=11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1 = torch.nn.BatchNorm1d(num_features=11)</text:p>
      <text:p text:style-name="P1"><text:s text:c="8"/>self.relu1 = torch.nn.ReLU()</text:p>
      <text:p text:style-name="P1"/>
      <text:p text:style-name="P1"><text:s text:c="8"/>#######################################################################</text:p>
      <text:p text:style-name="P1"><text:s text:c="8"/>self.layer2 = torch.nn.Conv1d(in_channels=11,</text:p>
      <text:p text:style-name="P1"><text:s text:c="38"/>out_channels=11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2 = torch.nn.BatchNorm1d(num_features=11)</text:p>
      <text:p text:style-name="P1"><text:s text:c="8"/>self.relu2 = torch.nn.ReLU()</text:p>
      <text:p text:style-name="P1"/>
      <text:p text:style-name="P1"><text:s text:c="8"/>#######################################################################</text:p>
      <text:p text:style-name="P1"><text:s text:c="8"/>self.layer3 = torch.nn.Conv1d(in_channels=11,</text:p>
      <text:p text:style-name="P1"><text:s text:c="38"/>out_channels=3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3 = torch.nn.BatchNorm1d(num_features=3)</text:p>
      <text:p text:style-name="P1"><text:s text:c="8"/>self.softMax3 = torch.nn.Softmax(dim=1)</text:p>
      <text:p text:style-name="P1"/>
      <text:p text:style-name="P1"><text:soft-page-break/><text:s text:c="4"/>###########################################################################</text:p>
      <text:p text:style-name="P1"><text:s text:c="4"/>def forward(self, x):</text:p>
      <text:p text:style-name="P1"/>
      <text:p text:style-name="P1"><text:s text:c="8"/># since CNN uses (*,channels,length), must swap last</text:p>
      <text:p text:style-name="P1"><text:s text:c="8"/># two dims before and after embedding multiplication</text:p>
      <text:p text:style-name="P1"><text:s text:c="8"/>x = self.embedding(x.transpose(-1,-2))</text:p>
      <text:p text:style-name="P1"><text:s text:c="8"/>x = torch.transpose(x,-1,-2)</text:p>
      <text:p text:style-name="P1"><text:s text:c="8"/></text:p>
      <text:p text:style-name="P1"><text:s text:c="8"/>x = self.layer1(x)</text:p>
      <text:p text:style-name="P1"><text:s text:c="8"/>x = self.batchnorm1(x)</text:p>
      <text:p text:style-name="P1"><text:s text:c="8"/>x = self.relu1(x)</text:p>
      <text:p text:style-name="P1"><text:s text:c="15"/></text:p>
      <text:p text:style-name="P1"><text:s text:c="8"/>x = self.layer2(x)</text:p>
      <text:p text:style-name="P1"><text:s text:c="8"/>x = self.batchnorm2(x)</text:p>
      <text:p text:style-name="P1"><text:s text:c="8"/>x = self.relu2(x)</text:p>
      <text:p text:style-name="P1"><text:s text:c="8"/></text:p>
      <text:p text:style-name="P1"><text:s text:c="8"/>x = self.layer3(x)</text:p>
      <text:p text:style-name="P1"><text:s text:c="8"/>x = self.batchnorm3(x)</text:p>
      <text:p text:style-name="P1"><text:s text:c="8"/>x = self.softMax3(x)</text:p>
      <text:p text:style-name="P1"/>
      <text:p text:style-name="P1"><text:s text:c="8"/>return x</text:p>
      <text:p text:style-name="P1"/>
      <text:p text:style-name="P1"/>
      <text:p text:style-name="P1"/>
      <text:p text:style-name="P1">FINAL METRICS</text:p>
      <text:p text:style-name="P1">training set performance</text:p>
      <text:p text:style-name="P1">class <text:s text:c="5"/>recall <text:s text:c="4"/>precision </text:p>
      <text:p text:style-name="P1">H <text:s text:c="9"/>0.7103 <text:s text:c="4"/>0.7107 <text:s text:c="3"/></text:p>
      <text:p text:style-name="P1">E <text:s text:c="9"/>0.6986 <text:s text:c="4"/>0.5705 <text:s text:c="3"/></text:p>
      <text:p text:style-name="P1">C <text:s text:c="9"/>0.6524 <text:s text:c="4"/>0.7424 <text:s text:c="3"/></text:p>
      <text:p text:style-name="P1">test set performance</text:p>
      <text:p text:style-name="P1">class <text:s text:c="5"/>recall <text:s text:c="4"/>precision </text:p>
      <text:p text:style-name="P1">H <text:s text:c="9"/>0.7123 <text:s text:c="4"/>0.7041 <text:s text:c="3"/></text:p>
      <text:p text:style-name="P1">E <text:s text:c="9"/>0.6903 <text:s text:c="4"/>0.5717 <text:s text:c="3"/></text:p>
      <text:p text:style-name="P1">C <text:s text:c="9"/>0.6547 <text:s text:c="4"/>0.7465 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9:48:15.794501835</meta:creation-date>
    <dc:date>2025-09-22T09:49:32.315777892</dc:date>
    <meta:editing-duration>PT1M17S</meta:editing-duration>
    <meta:editing-cycles>1</meta:editing-cycles>
    <meta:document-statistic meta:table-count="0" meta:image-count="0" meta:object-count="0" meta:page-count="2" meta:paragraph-count="73" meta:word-count="242" meta:character-count="2976" meta:non-whitespace-character-count="1868"/>
    <meta:generator>LibreOffice/24.2.7.2$Linux_X86_64 LibreOffice_project/420$Build-2</meta:generator>
  </office:meta>
</office:document-meta>
</file>